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307345" calcext:value-type="float">
            <text:p>3.07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31571" calcext:value-type="float">
            <text:p>3.16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24355" calcext:value-type="float">
            <text:p>3.24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33686" calcext:value-type="float">
            <text:p>3.34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337165" calcext:value-type="float">
            <text:p>3.37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344055" calcext:value-type="float">
            <text:p>3.44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350376" calcext:value-type="float">
            <text:p>3.50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350243" calcext:value-type="float">
            <text:p>3.50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35261" calcext:value-type="float">
            <text:p>3.53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338556" calcext:value-type="float">
            <text:p>3.39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38301" calcext:value-type="float">
            <text:p>3.38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349524" calcext:value-type="float">
            <text:p>3.50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347068" calcext:value-type="float">
            <text:p>3.47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45058" calcext:value-type="float">
            <text:p>3.45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348762" calcext:value-type="float">
            <text:p>3.49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35958" calcext:value-type="float">
            <text:p>3.60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58047" calcext:value-type="float">
            <text:p>3.58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357801" calcext:value-type="float">
            <text:p>3.58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353458" calcext:value-type="float">
            <text:p>3.53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34502" calcext:value-type="float">
            <text:p>3.45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343838" calcext:value-type="float">
            <text:p>3.44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34331" calcext:value-type="float">
            <text:p>3.43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3619" calcext:value-type="float">
            <text:p>3.62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374894" calcext:value-type="float">
            <text:p>3.75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363068" calcext:value-type="float">
            <text:p>3.63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351079" calcext:value-type="float">
            <text:p>3.51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358888" calcext:value-type="float">
            <text:p>3.59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357767" calcext:value-type="float">
            <text:p>3.58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364831" calcext:value-type="float">
            <text:p>3.65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371953" calcext:value-type="float">
            <text:p>3.72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355876" calcext:value-type="float">
            <text:p>3.56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364348" calcext:value-type="float">
            <text:p>3.64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66034" calcext:value-type="float">
            <text:p>3.66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35926" calcext:value-type="float">
            <text:p>3.59E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375233" calcext:value-type="float">
            <text:p>3.75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394678" calcext:value-type="float">
            <text:p>3.95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402305" calcext:value-type="float">
            <text:p>4.02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389526" calcext:value-type="float">
            <text:p>3.90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374302" calcext:value-type="float">
            <text:p>3.74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395" calcext:value-type="float">
            <text:p>3.95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385573" calcext:value-type="float">
            <text:p>3.86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351349" calcext:value-type="float">
            <text:p>3.51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336906" calcext:value-type="float">
            <text:p>3.37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345832" calcext:value-type="float">
            <text:p>3.46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372567" calcext:value-type="float">
            <text:p>3.73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364214" calcext:value-type="float">
            <text:p>3.64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382448" calcext:value-type="float">
            <text:p>3.82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379453" calcext:value-type="float">
            <text:p>3.79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46741" calcext:value-type="float">
            <text:p>3.47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325194" calcext:value-type="float">
            <text:p>3.25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338963" calcext:value-type="float">
            <text:p>3.39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350813" calcext:value-type="float">
            <text:p>3.51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5533" calcext:value-type="float">
            <text:p>3.55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33745" calcext:value-type="float">
            <text:p>3.37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456387" calcext:value-type="float">
            <text:p>4.56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330194" calcext:value-type="float">
            <text:p>3.30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790297" calcext:value-type="float">
            <text:p>7.90E-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00133926" calcext:value-type="float">
            <text:p>1.34E-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00101131" calcext:value-type="float">
            <text:p>1.01E-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00107076" calcext:value-type="float">
            <text:p>1.07E-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0127584" calcext:value-type="float">
            <text:p>1.28E-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00100654" calcext:value-type="float">
            <text:p>1.01E-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000992027" calcext:value-type="float">
            <text:p>9.92E-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00103072" calcext:value-type="float">
            <text:p>1.03E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0106876" calcext:value-type="float">
            <text:p>1.07E-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0110902" calcext:value-type="float">
            <text:p>1.11E-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00129602" calcext:value-type="float">
            <text:p>1.30E-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0107871" calcext:value-type="float">
            <text:p>1.08E-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0116734" calcext:value-type="float">
            <text:p>1.17E-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010684" calcext:value-type="float">
            <text:p>1.07E-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00992024" calcext:value-type="float">
            <text:p>9.92E-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00933424" calcext:value-type="float">
            <text:p>9.33E-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00963876" calcext:value-type="float">
            <text:p>9.64E-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0107312" calcext:value-type="float">
            <text:p>1.07E-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00968714" calcext:value-type="float">
            <text:p>9.69E-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000881886" calcext:value-type="float">
            <text:p>8.82E-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00914717" calcext:value-type="float">
            <text:p>9.15E-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0919117" calcext:value-type="float">
            <text:p>9.19E-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0093839" calcext:value-type="float">
            <text:p>9.38E-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00981744" calcext:value-type="float">
            <text:p>9.82E-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0102429" calcext:value-type="float">
            <text:p>1.02E-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0100142" calcext:value-type="float">
            <text:p>1.00E-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0108476" calcext:value-type="float">
            <text:p>1.08E-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0118105" calcext:value-type="float">
            <text:p>1.18E-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0122969" calcext:value-type="float">
            <text:p>1.23E-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0120479" calcext:value-type="float">
            <text:p>1.20E-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01032" calcext:value-type="float">
            <text:p>1.03E-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0104167" calcext:value-type="float">
            <text:p>1.04E-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00107936" calcext:value-type="float">
            <text:p>1.08E-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0113283" calcext:value-type="float">
            <text:p>1.13E-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0117648" calcext:value-type="float">
            <text:p>1.18E-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0131392" calcext:value-type="float">
            <text:p>1.31E-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0147057" calcext:value-type="float">
            <text:p>1.47E-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00135166" calcext:value-type="float">
            <text:p>1.35E-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0160648" calcext:value-type="float">
            <text:p>1.61E-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0329217" calcext:value-type="float">
            <text:p>3.29E-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00903566" calcext:value-type="float">
            <text:p>9.04E-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00921625" calcext:value-type="float">
            <text:p>9.22E-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00963509" calcext:value-type="float">
            <text:p>9.64E-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00104233" calcext:value-type="float">
            <text:p>1.04E-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113372" calcext:value-type="float">
            <text:p>1.13E-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00129408" calcext:value-type="float">
            <text:p>1.29E-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00153071" calcext:value-type="float">
            <text:p>1.53E-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0238651" calcext:value-type="float">
            <text:p>2.39E-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0218394" calcext:value-type="float">
            <text:p>2.18E-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0134283" calcext:value-type="float">
            <text:p>1.34E-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00248481" calcext:value-type="float">
            <text:p>2.48E-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00393002" calcext:value-type="float">
            <text:p>3.93E-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000430026" calcext:value-type="float">
            <text:p>4.30E-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0042741" calcext:value-type="float">
            <text:p>4.27E-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000453762" calcext:value-type="float">
            <text:p>4.54E-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00483851" calcext:value-type="float">
            <text:p>4.84E-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00486198" calcext:value-type="float">
            <text:p>4.86E-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00524171" calcext:value-type="float">
            <text:p>5.24E-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000582825" calcext:value-type="float">
            <text:p>5.83E-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00611659" calcext:value-type="float">
            <text:p>6.12E-0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000719837" calcext:value-type="float">
            <text:p>7.20E-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00893274" calcext:value-type="float">
            <text:p>8.93E-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00135498" calcext:value-type="float">
            <text:p>1.35E-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0188453" calcext:value-type="float">
            <text:p>1.88E-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00191896" calcext:value-type="float">
            <text:p>1.92E-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00198445" calcext:value-type="float">
            <text:p>1.98E-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00311487" calcext:value-type="float">
            <text:p>3.11E-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00188959" calcext:value-type="float">
            <text:p>1.89E-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00183948" calcext:value-type="float">
            <text:p>1.84E-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00202443" calcext:value-type="float">
            <text:p>2.02E-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000211329" calcext:value-type="float">
            <text:p>2.11E-0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00195922" calcext:value-type="float">
            <text:p>1.96E-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0021908" calcext:value-type="float">
            <text:p>2.19E-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0212438" calcext:value-type="float">
            <text:p>2.12E-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00211286" calcext:value-type="float">
            <text:p>2.11E-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00220226" calcext:value-type="float">
            <text:p>2.20E-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000224797" calcext:value-type="float">
            <text:p>2.25E-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00246891" calcext:value-type="float">
            <text:p>2.47E-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0261687" calcext:value-type="float">
            <text:p>2.62E-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00262006" calcext:value-type="float">
            <text:p>2.62E-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0254767" calcext:value-type="float">
            <text:p>2.55E-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00289931" calcext:value-type="float">
            <text:p>2.90E-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000327168" calcext:value-type="float">
            <text:p>3.27E-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00369807" calcext:value-type="float">
            <text:p>3.70E-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0043539" calcext:value-type="float">
            <text:p>4.35E-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00157285" calcext:value-type="float">
            <text:p>1.57E-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00164697" calcext:value-type="float">
            <text:p>1.65E-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00166135" calcext:value-type="float">
            <text:p>1.66E-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000162622" calcext:value-type="float">
            <text:p>1.63E-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00166314" calcext:value-type="float">
            <text:p>1.66E-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0017045" calcext:value-type="float">
            <text:p>1.70E-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0017176" calcext:value-type="float">
            <text:p>1.72E-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00173521" calcext:value-type="float">
            <text:p>1.74E-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00177413" calcext:value-type="float">
            <text:p>1.77E-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00176739" calcext:value-type="float">
            <text:p>1.77E-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0018963" calcext:value-type="float">
            <text:p>1.90E-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0019067" calcext:value-type="float">
            <text:p>1.91E-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00188484" calcext:value-type="float">
            <text:p>1.88E-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00201157" calcext:value-type="float">
            <text:p>2.01E-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00204641" calcext:value-type="float">
            <text:p>2.05E-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00203705" calcext:value-type="float">
            <text:p>2.04E-0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0021845" calcext:value-type="float">
            <text:p>2.18E-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0022176" calcext:value-type="float">
            <text:p>2.22E-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0021731" calcext:value-type="float">
            <text:p>2.17E-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00230028" calcext:value-type="float">
            <text:p>2.30E-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00232016" calcext:value-type="float">
            <text:p>2.32E-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00251224" calcext:value-type="float">
            <text:p>2.51E-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00271441" calcext:value-type="float">
            <text:p>2.71E-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00280374" calcext:value-type="float">
            <text:p>2.80E-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0035185" calcext:value-type="float">
            <text:p>3.52E-0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00443378" calcext:value-type="float">
            <text:p>4.43E-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00215033" calcext:value-type="float">
            <text:p>2.15E-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00230034" calcext:value-type="float">
            <text:p>2.30E-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00329122" calcext:value-type="float">
            <text:p>3.29E-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0019766" calcext:value-type="float">
            <text:p>1.98E-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0011957" calcext:value-type="float">
            <text:p>1.20E-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00127043" calcext:value-type="float">
            <text:p>1.27E-0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00118761" calcext:value-type="float">
            <text:p>1.19E-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00137665" calcext:value-type="float">
            <text:p>1.38E-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00126641" calcext:value-type="float">
            <text:p>1.27E-0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00129941" calcext:value-type="float">
            <text:p>1.30E-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00125914" calcext:value-type="float">
            <text:p>1.26E-0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00136716" calcext:value-type="float">
            <text:p>1.37E-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00147719" calcext:value-type="float">
            <text:p>1.48E-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00145641" calcext:value-type="float">
            <text:p>1.46E-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00156984" calcext:value-type="float">
            <text:p>1.57E-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00157412" calcext:value-type="float">
            <text:p>1.57E-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00164517" calcext:value-type="float">
            <text:p>1.65E-0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00176199" calcext:value-type="float">
            <text:p>1.76E-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00178451" calcext:value-type="float">
            <text:p>1.78E-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00198271" calcext:value-type="float">
            <text:p>1.98E-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00241573" calcext:value-type="float">
            <text:p>2.42E-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00261747" calcext:value-type="float">
            <text:p>2.62E-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00347114" calcext:value-type="float">
            <text:p>3.47E-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00225631" calcext:value-type="float">
            <text:p>2.26E-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00103821" calcext:value-type="float">
            <text:p>1.04E-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00103572" calcext:value-type="float">
            <text:p>1.04E-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00117472" calcext:value-type="float">
            <text:p>1.17E-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00120554" calcext:value-type="float">
            <text:p>1.21E-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00127337" calcext:value-type="float">
            <text:p>1.27E-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0015141" calcext:value-type="float">
            <text:p>1.51E-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00160346" calcext:value-type="float">
            <text:p>1.60E-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00192327" calcext:value-type="float">
            <text:p>1.92E-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00339818" calcext:value-type="float">
            <text:p>3.40E-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000285496" calcext:value-type="float">
            <text:p>2.85E-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0000228563" calcext:value-type="float">
            <text:p>2.29E-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0000250576" calcext:value-type="float">
            <text:p>2.51E-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0000402824" calcext:value-type="float">
            <text:p>4.03E-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0000261707" calcext:value-type="float">
            <text:p>2.62E-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0000232822" calcext:value-type="float">
            <text:p>2.33E-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0000250444" calcext:value-type="float">
            <text:p>2.50E-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0000244849" calcext:value-type="float">
            <text:p>2.45E-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0000205596" calcext:value-type="float">
            <text:p>2.06E-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0000248299" calcext:value-type="float">
            <text:p>2.48E-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0000289569" calcext:value-type="float">
            <text:p>2.90E-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0000321192" calcext:value-type="float">
            <text:p>3.21E-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000026735" calcext:value-type="float">
            <text:p>2.67E-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0000203648" calcext:value-type="float">
            <text:p>2.04E-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0000254314" calcext:value-type="float">
            <text:p>2.54E-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0000306487" calcext:value-type="float">
            <text:p>3.06E-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0000226943" calcext:value-type="float">
            <text:p>2.27E-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0000241415" calcext:value-type="float">
            <text:p>2.41E-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00023689" calcext:value-type="float">
            <text:p>2.37E-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000259117" calcext:value-type="float">
            <text:p>2.59E-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000236615" calcext:value-type="float">
            <text:p>2.37E-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000251969" calcext:value-type="float">
            <text:p>2.52E-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000222158" calcext:value-type="float">
            <text:p>2.22E-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000216136" calcext:value-type="float">
            <text:p>2.16E-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000219703" calcext:value-type="float">
            <text:p>2.20E-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000258681" calcext:value-type="float">
            <text:p>2.59E-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000231618" calcext:value-type="float">
            <text:p>2.32E-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000284484" calcext:value-type="float">
            <text:p>2.84E-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000345866" calcext:value-type="float">
            <text:p>3.46E-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000284119" calcext:value-type="float">
            <text:p>2.84E-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000252479" calcext:value-type="float">
            <text:p>2.52E-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000238126" calcext:value-type="float">
            <text:p>2.38E-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00024329" calcext:value-type="float">
            <text:p>2.43E-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000312228" calcext:value-type="float">
            <text:p>3.12E-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000269198" calcext:value-type="float">
            <text:p>2.69E-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00250387" calcext:value-type="float">
            <text:p>2.50E-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000253352" calcext:value-type="float">
            <text:p>2.53E-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0000265313" calcext:value-type="float">
            <text:p>2.65E-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0000362265" calcext:value-type="float">
            <text:p>3.62E-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0000257031" calcext:value-type="float">
            <text:p>2.57E-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0000326087" calcext:value-type="float">
            <text:p>3.26E-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0000323185" calcext:value-type="float">
            <text:p>3.23E-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0000334905" calcext:value-type="float">
            <text:p>3.35E-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0000323441" calcext:value-type="float">
            <text:p>3.23E-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000316395" calcext:value-type="float">
            <text:p>3.16E-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0000397254" calcext:value-type="float">
            <text:p>3.97E-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0000306681" calcext:value-type="float">
            <text:p>3.07E-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0000307351" calcext:value-type="float">
            <text:p>3.07E-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0000407908" calcext:value-type="float">
            <text:p>4.08E-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000046524" calcext:value-type="float">
            <text:p>4.65E-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350032" calcext:value-type="float">
            <text:p>3.50E-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0000276905" calcext:value-type="float">
            <text:p>2.77E-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000040955" calcext:value-type="float">
            <text:p>4.10E-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000030413" calcext:value-type="float">
            <text:p>3.04E-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0000323798" calcext:value-type="float">
            <text:p>3.24E-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0000242128" calcext:value-type="float">
            <text:p>2.42E-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000252994" calcext:value-type="float">
            <text:p>2.53E-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0000342108" calcext:value-type="float">
            <text:p>3.42E-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0000260155" calcext:value-type="float">
            <text:p>2.60E-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0000326201" calcext:value-type="float">
            <text:p>3.26E-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0000347868" calcext:value-type="float">
            <text:p>3.48E-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0032474" calcext:value-type="float">
            <text:p>3.25E-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0000271095" calcext:value-type="float">
            <text:p>2.71E-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0000298748" calcext:value-type="float">
            <text:p>2.99E-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0000323998" calcext:value-type="float">
            <text:p>3.24E-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0000296608" calcext:value-type="float">
            <text:p>2.97E-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000358497" calcext:value-type="float">
            <text:p>3.58E-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0000295087" calcext:value-type="float">
            <text:p>2.95E-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0000324287" calcext:value-type="float">
            <text:p>3.24E-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0000318642" calcext:value-type="float">
            <text:p>3.19E-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0000303275" calcext:value-type="float">
            <text:p>3.03E-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0000348094" calcext:value-type="float">
            <text:p>3.48E-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0000367357" calcext:value-type="float">
            <text:p>3.67E-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0000279878" calcext:value-type="float">
            <text:p>2.80E-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0000290196" calcext:value-type="float">
            <text:p>2.90E-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0000292716" calcext:value-type="float">
            <text:p>2.93E-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0000333079" calcext:value-type="float">
            <text:p>3.33E-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0000317054" calcext:value-type="float">
            <text:p>3.17E-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00003304" calcext:value-type="float">
            <text:p>3.30E-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0000270236" calcext:value-type="float">
            <text:p>2.70E-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0000279655" calcext:value-type="float">
            <text:p>2.80E-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0000370345" calcext:value-type="float">
            <text:p>3.70E-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000038651" calcext:value-type="float">
            <text:p>3.87E-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0000312881" calcext:value-type="float">
            <text:p>3.13E-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0000278935" calcext:value-type="float">
            <text:p>2.79E-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0000271187" calcext:value-type="float">
            <text:p>2.71E-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0000326981" calcext:value-type="float">
            <text:p>3.27E-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000026406" calcext:value-type="float">
            <text:p>2.64E-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000032523" calcext:value-type="float">
            <text:p>3.25E-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0000375007" calcext:value-type="float">
            <text:p>3.75E-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0000307809" calcext:value-type="float">
            <text:p>3.08E-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0000323889" calcext:value-type="float">
            <text:p>3.24E-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0000480425" calcext:value-type="float">
            <text:p>4.80E-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00003343" calcext:value-type="float">
            <text:p>3.34E-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000034675" calcext:value-type="float">
            <text:p>3.47E-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0000318109" calcext:value-type="float">
            <text:p>3.18E-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0000341701" calcext:value-type="float">
            <text:p>3.42E-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0000336269" calcext:value-type="float">
            <text:p>3.36E-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000038675" calcext:value-type="float">
            <text:p>3.87E-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0000324416" calcext:value-type="float">
            <text:p>3.24E-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0000405115" calcext:value-type="float">
            <text:p>4.05E-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0000393606" calcext:value-type="float">
            <text:p>3.94E-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00003818" calcext:value-type="float">
            <text:p>3.82E-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0000421939" calcext:value-type="float">
            <text:p>4.22E-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0000285668" calcext:value-type="float">
            <text:p>2.86E-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0000383035" calcext:value-type="float">
            <text:p>3.83E-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0000336485" calcext:value-type="float">
            <text:p>3.36E-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0000320131" calcext:value-type="float">
            <text:p>3.20E-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0000331004" calcext:value-type="float">
            <text:p>3.31E-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0000344971" calcext:value-type="float">
            <text:p>3.45E-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0000351121" calcext:value-type="float">
            <text:p>3.51E-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0000352829" calcext:value-type="float">
            <text:p>3.53E-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000031077" calcext:value-type="float">
            <text:p>3.11E-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000033309" calcext:value-type="float">
            <text:p>3.33E-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0000444323" calcext:value-type="float">
            <text:p>4.44E-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0000411409" calcext:value-type="float">
            <text:p>4.11E-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0000415881" calcext:value-type="float">
            <text:p>4.16E-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0000404488" calcext:value-type="float">
            <text:p>4.04E-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0000307788" calcext:value-type="float">
            <text:p>3.08E-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0000322655" calcext:value-type="float">
            <text:p>3.23E-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000347004" calcext:value-type="float">
            <text:p>3.47E-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0000369295" calcext:value-type="float">
            <text:p>3.69E-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0000324724" calcext:value-type="float">
            <text:p>3.25E-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0000365221" calcext:value-type="float">
            <text:p>3.65E-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0000386923" calcext:value-type="float">
            <text:p>3.87E-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0000352177" calcext:value-type="float">
            <text:p>3.52E-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000043587" calcext:value-type="float">
            <text:p>4.36E-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0000412408" calcext:value-type="float">
            <text:p>4.12E-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0000420421" calcext:value-type="float">
            <text:p>4.20E-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0000399238" calcext:value-type="float">
            <text:p>3.99E-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0000444128" calcext:value-type="float">
            <text:p>4.44E-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0000399048" calcext:value-type="float">
            <text:p>3.99E-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000035909" calcext:value-type="float">
            <text:p>3.59E-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0000446611" calcext:value-type="float">
            <text:p>4.47E-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0000416565" calcext:value-type="float">
            <text:p>4.17E-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0000395559" calcext:value-type="float">
            <text:p>3.96E-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000046051" calcext:value-type="float">
            <text:p>4.61E-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0000374134" calcext:value-type="float">
            <text:p>3.74E-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0000415673" calcext:value-type="float">
            <text:p>4.16E-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000043703" calcext:value-type="float">
            <text:p>4.37E-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0000428875" calcext:value-type="float">
            <text:p>4.29E-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0000493944" calcext:value-type="float">
            <text:p>4.94E-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0000418328" calcext:value-type="float">
            <text:p>4.18E-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0000446285" calcext:value-type="float">
            <text:p>4.46E-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0000466911" calcext:value-type="float">
            <text:p>4.67E-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0000472879" calcext:value-type="float">
            <text:p>4.73E-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0000428708" calcext:value-type="float">
            <text:p>4.29E-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0000466083" calcext:value-type="float">
            <text:p>4.66E-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0000386417" calcext:value-type="float">
            <text:p>3.86E-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0000399334" calcext:value-type="float">
            <text:p>3.99E-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0000476143" calcext:value-type="float">
            <text:p>4.76E-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0000386398" calcext:value-type="float">
            <text:p>3.86E-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0000440105" calcext:value-type="float">
            <text:p>4.40E-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0000456144" calcext:value-type="float">
            <text:p>4.56E-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0000460096" calcext:value-type="float">
            <text:p>4.60E-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0000496171" calcext:value-type="float">
            <text:p>4.96E-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0000458847" calcext:value-type="float">
            <text:p>4.59E-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000048678" calcext:value-type="float">
            <text:p>4.87E-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0000495373" calcext:value-type="float">
            <text:p>4.95E-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0000576938" calcext:value-type="float">
            <text:p>5.77E-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000567501" calcext:value-type="float">
            <text:p>5.68E-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0000527661" calcext:value-type="float">
            <text:p>5.28E-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0000529495" calcext:value-type="float">
            <text:p>5.29E-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0000525972" calcext:value-type="float">
            <text:p>5.26E-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0000589549" calcext:value-type="float">
            <text:p>5.90E-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0000580977" calcext:value-type="float">
            <text:p>5.81E-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0000641303" calcext:value-type="float">
            <text:p>6.41E-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0000587726" calcext:value-type="float">
            <text:p>5.88E-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0000547526" calcext:value-type="float">
            <text:p>5.48E-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0000628776" calcext:value-type="float">
            <text:p>6.29E-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0000638173" calcext:value-type="float">
            <text:p>6.38E-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0000734997" calcext:value-type="float">
            <text:p>7.35E-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0000732827" calcext:value-type="float">
            <text:p>7.33E-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0000678987" calcext:value-type="float">
            <text:p>6.79E-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0000717574" calcext:value-type="float">
            <text:p>7.18E-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0000737997" calcext:value-type="float">
            <text:p>7.38E-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0000769599" calcext:value-type="float">
            <text:p>7.70E-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000087205" calcext:value-type="float">
            <text:p>8.72E-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0000937113" calcext:value-type="float">
            <text:p>9.37E-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0000960184" calcext:value-type="float">
            <text:p>9.60E-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000111551" calcext:value-type="float">
            <text:p>1.12E-0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000135122" calcext:value-type="float">
            <text:p>1.35E-0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000204124" calcext:value-type="float">
            <text:p>2.04E-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000104676" calcext:value-type="float">
            <text:p>1.05E-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00002432" calcext:value-type="float">
            <text:p>2.43E-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0000159346" calcext:value-type="float">
            <text:p>1.59E-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0000212079" calcext:value-type="float">
            <text:p>2.12E-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0000187619" calcext:value-type="float">
            <text:p>1.88E-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0000211578" calcext:value-type="float">
            <text:p>2.12E-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0000209416" calcext:value-type="float">
            <text:p>2.09E-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0000191911" calcext:value-type="float">
            <text:p>1.92E-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0000171723" calcext:value-type="float">
            <text:p>1.72E-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0000177858" calcext:value-type="float">
            <text:p>1.78E-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0000188895" calcext:value-type="float">
            <text:p>1.89E-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0000163914" calcext:value-type="float">
            <text:p>1.64E-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0000224458" calcext:value-type="float">
            <text:p>2.24E-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0000241552" calcext:value-type="float">
            <text:p>2.42E-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000129043" calcext:value-type="float">
            <text:p>1.29E-0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000199455" calcext:value-type="float">
            <text:p>1.99E-0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0000247427" calcext:value-type="float">
            <text:p>2.47E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20:36:31.633664643</meta:creation-date>
    <dc:date>2023-06-21T20:37:30.598365622</dc:date>
    <meta:editing-duration>PT1M</meta:editing-duration>
    <meta:editing-cycles>1</meta:editing-cycles>
    <meta:document-statistic meta:table-count="1" meta:cell-count="800" meta:object-count="0"/>
    <meta:generator>LibreOffice/7.3.7.2$Linux_X86_64 LibreOffice_project/30$Build-2</meta:generator>
  </office:meta>
</office:document-meta>
</file>